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isorder_point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dustbi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2]*[.C2]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toile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]*[.C3]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basi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4]*[.C4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be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5]*[.C5]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entropy_stack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B6]*[.C6]"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string">
            <text:p>kitchen_sin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7]*[.C7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hi_fi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8]*[.C8]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bi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9]*[.C9]" office:value-type="float" office:value="18">
            <text:p>18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formula="of:=SUM([.C2:.C22])" office:value-type="float" office:value="14">
            <text:p>14</text:p>
          </table:table-cell>
          <table:table-cell table:formula="of:=SUM([.D2:.D9])" office:value-type="float" office:value="106">
            <text:p>10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9:51:19.99</meta:creation-date>
    <meta:generator>LibreOffice/4.0.0.3$Windows_x86 LibreOffice_project/7545bee9c2a0782548772a21bc84a9dcc583b89</meta:generator>
    <dc:date>2013-04-28T20:22:47.22</dc:date>
    <meta:editing-duration>PT30M12S</meta:editing-duration>
    <meta:editing-cycles>8</meta:editing-cycles>
    <meta:document-statistic meta:table-count="1" meta:cell-count="38" meta:object-count="0"/>
  </office:meta>
</office:document-meta>
</file>